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Padrão">
        <draw:frame draw:style-name="gr1" draw:layer="layout" svg:width="24.765cm" svg:height="15.875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7cm" fo:page-height="1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andro </meta:initial-creator>
    <meta:creation-date>2011-02-17T20:21:47</meta:creation-date>
    <dc:date>2011-11-14T00:32:15</dc:date>
    <meta:editing-duration>PT6H52M9S</meta:editing-duration>
    <meta:editing-cycles>30</meta:editing-cycles>
    <meta:generator>LibreOffice/3.4$Unix LibreOffice_project/340m1$Build-302</meta:generator>
    <dc:creator>Leandro </dc:cre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4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50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766cm" svg:height="15.876cm" xlink:href="." xlink:type="simple" chart:class="chart:bar" chart:style-name="ch1">
        <chart:title svg:x="5.186cm" svg:y="-0.175cm" chart:style-name="ch2">
          <text:p>Número Máximo de Conexões vs. (GMTP, DCCP)</text:p>
        </chart:title>
        <chart:legend svg:x="7.932cm" svg:y="1.423cm" style:legend-expansion="custom" chartooo:width="10.069cm" chartooo:height="1.613cm" style:legend-expansion-aspect-ratio="6.24240545567266" chart:style-name="ch3"/>
        <chart:plot-area chart:style-name="ch4" chart:data-source-has-labels="both" svg:x="1.514cm" svg:y="0.937cm" svg:width="22.66cm" svg:height="14.539cm">
          <chartooo:coordinate-region svg:x="2.691cm" svg:y="0.937cm" svg:width="21.483cm" svg:height="13.733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title svg:x="0.167cm" svg:y="11.1cm" chart:style-name="ch7">
              <text:p>Quantidade de conexões</text:p>
            </chart:title>
            <chart:grid chart:style-name="ch8" chart:class="major"/>
            <chart:grid chart:style-name="ch8" chart:class="min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series chart:style-name="ch10" chart:values-cell-range-address="local-table.$C$2:.$C$3" chart:label-cell-address="local-table.$C$1" chart:class="chart:bar">
            <chart:data-point chart:repeated="2"/>
          </chart:series>
          <chart:series chart:style-name="ch11" chart:values-cell-range-address="local-table.$D$2:.$D$3" chart:label-cell-address="local-table.$D$1" chart:class="chart:bar">
            <chart:data-point chart:repeated="2"/>
          </chart:series>
          <chart:series chart:style-name="ch12" chart:values-cell-range-address="local-table.$E$2:.$E$3" chart:label-cell-address="local-table.$E$1" chart:class="chart:bar">
            <chart:data-point chart:repeated="2"/>
          </chart:series>
          <chart:series chart:style-name="ch13" chart:values-cell-range-address="local-table.$F$2:.$F$3" chart:label-cell-address="local-table.$F$1" chart:class="chart:bar">
            <chart:data-point chart:repeated="2"/>
          </chart:series>
          <chart:series chart:style-name="ch14" chart:values-cell-range-address="local-table.$G$2:.$G$3" chart:label-cell-address="local-table.$G$1" chart:class="chart:bar">
            <chart:data-point chart:repeated="2"/>
          </chart:series>
          <chart:series chart:style-name="ch15" chart:values-cell-range-address="local-table.$H$2:.$H$3" chart:label-cell-address="local-table.$H$1" chart:class="chart:bar">
            <chart:data-point chart:repeated="2"/>
          </chart:series>
          <chart:series chart:style-name="ch16" chart:values-cell-range-address="local-table.$I$2:.$I$3" chart:label-cell-address="local-table.$I$1" chart:class="chart:bar">
            <chart:data-point chart:repeated="2"/>
          </chart:series>
          <chart:series chart:style-name="ch17" chart:values-cell-range-address="local-table.$J$2:.$J$3" chart:label-cell-address="local-table.$J$1" chart:class="chart:bar">
            <chart:data-point chart:repeated="2"/>
          </chart:series>
          <chart:series chart:style-name="ch18" chart:values-cell-range-address="local-table.$K$2:.$K$3" chart:label-cell-address="local-table.$K$1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ível 0</text:p>
              </table:table-cell>
              <table:table-cell office:value-type="string">
                <text:p>Nível 1</text:p>
              </table:table-cell>
              <table:table-cell office:value-type="string">
                <text:p>Nível 2</text:p>
              </table:table-cell>
              <table:table-cell office:value-type="string">
                <text:p>Nível 3</text:p>
              </table:table-cell>
              <table:table-cell office:value-type="string">
                <text:p>Nível 4</text:p>
              </table:table-cell>
              <table:table-cell office:value-type="string">
                <text:p>Nível 5</text:p>
              </table:table-cell>
              <table:table-cell office:value-type="string">
                <text:p>Nível 6</text:p>
              </table:table-cell>
              <table:table-cell office:value-type="string">
                <text:p>Nível 7</text:p>
              </table:table-cell>
              <table:table-cell office:value-type="string">
                <text:p>Nível 8</text:p>
              </table:table-cell>
              <table:table-cell office:value-type="string">
                <text:p>Nível 9</text:p>
              </table:table-cell>
            </table:table-row>
          </table:table-header-rows>
          <table:table-rows>
            <table:table-row>
              <table:table-cell office:value-type="string">
                <text:p>GMTP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511">
                <text:p>51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DCCP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310">
                <text:p>310</text:p>
              </table:table-cell>
              <table:table-cell office:value-type="float" office:value="630">
                <text:p>630</text:p>
              </table:table-cell>
              <table:table-cell office:value-type="float" office:value="1270">
                <text:p>1270</text:p>
              </table:table-cell>
              <table:table-cell office:value-type="float" office:value="2550">
                <text:p>2550</text:p>
              </table:table-cell>
              <table:table-cell office:value-type="float" office:value="5110">
                <text:p>5110</text:p>
              </table:table-cell>
              <table:table-cell office:value-type="float" office:value="10230">
                <text:p>10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